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6.986cm" fo:margin-left="0.037cm" table:align="left"/>
    </style:style>
    <style:style style:name="Tabela1.A" style:family="table-column">
      <style:table-column-properties style:column-width="6.562cm"/>
    </style:style>
    <style:style style:name="Tabela1.B" style:family="table-column">
      <style:table-column-properties style:column-width="10.425cm"/>
    </style:style>
    <style:style style:name="Tabela1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4c4c4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Serif" fo:font-weight="bold" style:font-weight-asian="bold" style:font-weight-complex="bold"/>
    </style:style>
    <style:style style:name="P3" style:family="paragraph" style:parent-style-name="Standard">
      <style:paragraph-properties fo:line-height="100%"/>
      <style:text-properties style:font-name="DejaVu Serif"/>
    </style:style>
    <style:style style:name="P4" style:family="paragraph" style:parent-style-name="Standard">
      <style:paragraph-properties fo:line-height="100%" fo:text-align="justify" style:justify-single-word="false"/>
      <style:text-properties style:font-name="DejaVu Serif"/>
    </style:style>
    <style:style style:name="P5" style:family="paragraph" style:parent-style-name="Standard">
      <style:paragraph-properties fo:line-height="100%" fo:text-align="justify" style:justify-single-word="false" fo:padding="0.074cm" fo:border-left="none" fo:border-right="none" fo:border-top="none" fo:border-bottom="0.06pt solid #000000" style:join-border="false"/>
      <style:text-properties style:font-name="DejaVu Serif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 style:list-style-name="L4">
      <style:text-properties fo:font-style="normal" style:font-style-asian="normal" style:font-style-complex="normal"/>
    </style:style>
    <style:style style:name="P8" style:family="paragraph" style:parent-style-name="Text_20_body" style:list-style-name="L5">
      <style:text-properties fo:font-style="normal" style:font-style-asian="normal" style:font-style-complex="normal"/>
    </style:style>
    <style:style style:name="P9" style:family="paragraph" style:parent-style-name="Heading_20_1">
      <style:paragraph-properties fo:line-height="100%"/>
      <style:text-properties style:font-name="DejaVu Serif"/>
    </style:style>
    <style:style style:name="P10" style:family="paragraph" style:parent-style-name="Table_20_Contents">
      <style:text-properties fo:color="#ffffff" fo:font-weight="bold" style:font-weight-asian="bold" style:font-weight-complex="bold"/>
    </style:style>
    <style:style style:name="P11" style:family="paragraph" style:parent-style-name="Table_20_Contents" style:list-style-name="L7"/>
    <style:style style:name="P12" style:family="paragraph" style:parent-style-name="Table_20_Contents" style:list-style-name="L7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por Kaléu Caminha</text:p>
      <text:h text:style-name="P9" text:outline-level="1">Resumo dos capítulos 3 e 4 da tese: Suporte ao Desenvolvimento e Uso de Frameworks e Componentes</text:h>
      <text:p text:style-name="P2">Ricardo Pereira e Silva</text:p>
      <text:p text:style-name="P3"/>
      <text:p text:style-name="Text_20_body">OS capítulos específicos da tese em questão dissertam sobre o desenvolvimento e uso de <text:span text:style-name="T2">frameworks</text:span> orientados a objetos (OO), esclarecendo as metodologias de desenvolvimento existentes bem como as maneiras de documentá-la de modo a proporcionar o uso adequado dos <text:span text:style-name="T2">frameworks</text:span><text:span text:style-name="T1"> de acordo com as</text:span><text:span text:style-name="T2"> </text:span><text:span text:style-name="T1">diferentes necessidades dos seus usuários</text:span><text:span text:style-name="T2">.</text:span></text:p>
      <text:h text:style-name="Heading_20_2" text:outline-level="2"><text:span text:style-name="T2">Frameworks OO</text:span></text:h>
      <text:p text:style-name="P6">Frameworks Orientados a Objetos correspondem a um conjunto de classes que se adaptam ao desenvolvimento de aplicações de um domínio específico, oferecendo estruturas flexíveis para os pontos em que aplicações de um mesmo domínio diferem entre si.</text:p>
      <text:p text:style-name="P6">Duas das principais características de um <text:span text:style-name="T2">framework</text:span> são alterabilidade e extensibilidade:</text:p>
      <text:list xml:id="list27393463" text:style-name="L4">
        <text:list-item>
          <text:p text:style-name="P7"><text:span text:style-name="T3">Alterabilidade</text:span>: Permite que os conceitos específicos das aplicações sejam suportados a partir de estruturas flexíveis do <text:span text:style-name="T2">framework</text:span>;</text:p>
        </text:list-item>
        <text:list-item>
          <text:p text:style-name="P7"><text:span text:style-name="T3">Extensibilidade</text:span>: Garante que o <text:span text:style-name="T2">framework</text:span> possa ser estendido no seu conjunto de funcionalidades, ou seja, tenha sua manutenibilidade garantida;</text:p>
        </text:list-item>
      </text:list>
      <text:p text:style-name="P6">Um framework sempre depende de outros artefatos de software para existir, basicamente, as aplicações específicas de um domínio que o originaram e as aplicações geradas a partir dele.</text:p>
      <text:h text:style-name="Heading_20_2" text:outline-level="2"><text:span text:style-name="T2">Metodologias de Desenvolvimento de Frameworks OO</text:span></text:h>
      <text:p text:style-name="P6">Muitos elementos do processo de desenvolvimento de um framework são comuns à diversas metodologias, podemos elencar estes elementos da seguinte forma:</text:p>
      <text:list xml:id="list27480910" text:style-name="L5">
        <text:list-item>
          <text:p text:style-name="P8"><text:span text:style-name="T3">Aquisição de conhecimento de domínio</text:span>: A primeira etapa é o estudo de aplicações desenvolvidas para o mesmo domínio do <text:span text:style-name="T2">framework</text:span> de modo a identificar generalidades e especificidades dentro das aplicações.</text:p>
        </text:list-item>
        <text:list-item>
          <text:p text:style-name="P8"><text:span text:style-name="T3">Construção da estrutura de classes</text:span>: Após a análise, é realizada a modelagem de classes. Esta modelagem pode ser dividida em cinco etapas iterativas:</text:p>
          <text:list>
            <text:list-item>
              <text:p text:style-name="P8"><text:span text:style-name="T3">Generalização</text:span>: Criação de classes para as estruturas idênticas das aplicações;</text:p>
            </text:list-item>
            <text:list-item>
              <text:p text:style-name="P8"><text:span text:style-name="T3">Flexibilização</text:span>: Localização das especificidades dos <text:span text:style-name="T2">frameworks</text:span>;</text:p>
            </text:list-item>
            <text:list-item>
              <text:p text:style-name="P8"><text:span text:style-name="T3">Aplicação de meta padrões</text:span>: Criação de métodos <text:span text:style-name="T2">template</text:span> que podem ser flexibilizados através de métodos <text:span text:style-name="T2">hooks</text:span> para os pontos de flexibilização encontrados;</text:p>
            </text:list-item>
            <text:list-item>
              <text:p text:style-name="P8"><text:span text:style-name="T3">Aplicação de Padrões de Projeto</text:span>: Incluir classes de um padrão (<text:span text:style-name="T2">design pattern</text:span>) já catalogado e conhecido para uma determinada estrutura do <text:span text:style-name="T2">framework</text:span>;</text:p>
            </text:list-item>
            <text:list-item>
              <text:p text:style-name="P8"><text:span text:style-name="T3">Aplicação de Princípios de OO:</text:span> Aplicação de princípios específicos de Orientação a Objetos como uso de herança e composição.</text:p>
            </text:list-item>
          </text:list>
        </text:list-item>
        <text:list-item>
          <text:p text:style-name="P8"><text:span text:style-name="T3">Implementação</text:span>: Criação do <text:span text:style-name="T2">framework</text:span> em uma linguagem de programação;</text:p>
        </text:list-item>
        <text:list-item>
          <text:p text:style-name="P8"><text:span text:style-name="T3">Avaliação</text:span>: O <text:span text:style-name="T2">framework</text:span> deve ser avaliado a partir do desenvolvimento de aplicações do domínio para o qual foi criado;</text:p>
        </text:list-item>
        <text:list-item>
          <text:p text:style-name="P8"><text:span text:style-name="T3">Refinamento</text:span>: A partir do desenvolvimento de novas aplicações, o conhecimento sobre o <text:soft-page-break/>domínio aumentará, possibilitando a melhoria do <text:span text:style-name="T2">framework</text:span>.</text:p>
        </text:list-item>
      </text:list>
      <text:h text:style-name="Heading_20_2" text:outline-level="2"><text:span text:style-name="T2">Uso de Frameworworks OO</text:span></text:h>
      <text:p text:style-name="P6">Um framework deve facilitar o desenvolvimento de aplicações de um domínio. Se entender o framework for muito complexo, pode ser mais fácil desenvolver a aplicação sem o framework.</text:p>
      <text:p text:style-name="P6">Uma das formas de garantir uma documentação que atenda às necessidades dos usuários do framework é adaptando a documentação à estas necessidades. Segue abaixo uma proposta de documentação específica para três tipos de usuários de frameworks: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Tipo de Usuário</text:p>
          </table:table-cell>
          <table:table-cell table:style-name="Tabela1.B1" office:value-type="string">
            <text:p text:style-name="P10">Tipo de Documentação</text:p>
          </table:table-cell>
        </table:table-row>
        <table:table-row>
          <table:table-cell table:style-name="Tabela1.A4" office:value-type="string">
            <text:p text:style-name="Table_20_Contents">Precisa decidir qual framework utilizar para o desenvolvimento de uma aplicação</text:p>
          </table:table-cell>
          <table:table-cell table:style-name="Tabela1.B4" office:value-type="string">
            <text:p text:style-name="Table_20_Contents">Descrição do que pode e do que não pode ser feito com o framework.</text:p>
          </table:table-cell>
        </table:table-row>
        <table:table-row>
          <table:table-cell table:style-name="Tabela1.A4" office:value-type="string">
            <text:p text:style-name="Table_20_Contents">Precisa descobrir como desenvolver uma aplicação</text:p>
          </table:table-cell>
          <table:table-cell table:style-name="Tabela1.B4" office:value-type="string">
            <text:p text:style-name="Table_20_Contents">Receitas específicas de como utilizar um determinado recurso e/ou desenvolver uma aplicação.</text:p>
          </table:table-cell>
        </table:table-row>
        <table:table-row>
          <table:table-cell table:style-name="Tabela1.A4" office:value-type="string">
            <text:p text:style-name="Table_20_Contents">Precisam conhecer em detalhes o projeto do framework para o desenvolvimento de aplicações complexas</text:p>
          </table:table-cell>
          <table:table-cell table:style-name="Tabela1.B4" office:value-type="string">
            <text:p text:style-name="Table_20_Contents">Podem ser utilizados diagramas, descrições mais detalhadas da estrutura das classes, código fonte e outras ferramentas.</text:p>
            <text:p text:style-name="Table_20_Contents"/>
            <text:p text:style-name="Table_20_Contents">As questões chave para este entendimento são:</text:p>
            <text:list xml:id="list28175387" text:style-name="L7">
              <text:list-item>
                <text:p text:style-name="P11"><text:span text:style-name="T3">Quais classes usar:</text:span> Quais classes concretas do framework podem ser utilizadas e quais devem ser criadas pelo desenvolvedor;</text:p>
              </text:list-item>
              <text:list-item>
                <text:p text:style-name="P11"><text:span text:style-name="T3">Quais métodos</text:span>: devem ser redefinidos pelo desenvolvedor (métodos abstratos) e quais devem ser definidos pelo framework. Entra aqui também a definição dos métodos <text:span text:style-name="T2">template;</text:span></text:p>
              </text:list-item>
              <text:list-item>
                <text:p text:style-name="P12"><text:span text:style-name="T3">O que os métodos fazem</text:span>: nos métodos definidos pelo framework, qual o seu comportamento?</text:p>
              </text:list-item>
            </text:list>
          </table:table-cell>
        </table:table-row>
      </table:table>
      <text:h text:style-name="Heading_20_2" text:outline-level="2">Conclusão</text:h>
      <text:p text:style-name="Text_20_body">É essencial ao desenvolvimento de um framework o conhecimento do domínio a ser trabalhado de modo a identificar estruturas genéricas e as especificidades de cada uma. Isto é o coração do framework. </text:p>
      <text:p text:style-name="Text_20_body">Após esta etapa e após a implementação de estruturas que suportem adequadamente a flexibilidade desejada é essencial a atenção dada à documentação, pois, pela própria existência de um <text:span text:style-name="T2">framework</text:span> como um artefato inter-relacionado com outros, a compreensão do seu uso deve ser clara, garantindo que o desenvolvimento de aplicações será efetivamente mais rápido e eficaz com o <text:span text:style-name="T2">framework </text:span><text:span text:style-name="T1">do que sem ele</text:span>.</text:p>
      <text:p text:style-name="P5"/>
      <text:p text:style-name="P4"/>
      <text:p text:style-name="Standard">SILVA, Ricardo Pereira e. <text:span text:style-name="Strong_20_Emphasis">Suporte ao Desenvolvimento e Uso de Frameworks e Componentes. </text:span>2000. 262 f. Dissertação (Doutorado) - Curso de Programa de Pós Graduação em Computação, Departamento de Instituto de Informática, Universidade Federal do Rio Grande do Sul, Porto Alegre, 2000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-0.041cm" fo:margin-right="0cm" fo:margin-top="0.42cm" fo:margin-bottom="0.109cm" fo:text-align="center" style:justify-single-word="false" fo:text-indent="0.041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4T22:34:02.87</meta:creation-date>
    <dc:date>2012-06-03T08:20:56.96</dc:date>
    <meta:editing-duration>PT3H8M33S</meta:editing-duration>
    <meta:editing-cycles>25</meta:editing-cycles>
    <meta:generator>LibreOffice/3.5$Windows_x86 LibreOffice_project/7e68ba2-a744ebf-1f241b7-c506db1-7d53735</meta:generator>
    <meta:document-statistic meta:table-count="1" meta:image-count="0" meta:object-count="0" meta:page-count="2" meta:paragraph-count="41" meta:word-count="756" meta:character-count="5036" meta:non-whitespace-character-count="4334"/>
  </office:meta>
</office:document-meta>
</file>